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7778in" fo:margin-left="0.5035in" fo:margin-top="0in" fo:margin-bottom="0in" table:align="left" style:writing-mode="lr-tb"/>
    </style:style>
    <style:style style:name="Table3.A" style:family="table-column">
      <style:table-column-properties style:column-width="0.9729in"/>
    </style:style>
    <style:style style:name="Table3.B" style:family="table-column">
      <style:table-column-properties style:column-width="2.9056in"/>
    </style:style>
    <style:style style:name="Table3.C" style:family="table-column">
      <style:table-column-properties style:column-width="1.5944in"/>
    </style:style>
    <style:style style:name="Table3.D" style:family="table-column">
      <style:table-column-properties style:column-width="1.304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Header">
      <style:paragraph-properties fo:text-align="end" style:justify-single-word="false"/>
    </style:style>
    <style:style style:name="P5" style:family="paragraph" style:parent-style-name="Footer">
      <style:paragraph-properties fo:text-align="end" style:justify-single-word="false"/>
      <style:text-properties fo:font-size="12pt" style:font-size-asian="12pt"/>
    </style:style>
    <style:style style:name="P6" style:family="paragraph" style:parent-style-name="Header">
      <style:paragraph-properties fo:text-align="end" style:justify-single-word="false"/>
      <style:text-properties fo:font-size="12pt" style:font-size-asian="12pt"/>
    </style:style>
    <style:style style:name="P7"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font-size="12pt" officeooo:paragraph-rsid="00583507" style:letter-kerning="false" style:font-size-asian="12pt" style:language-asian="en" style:country-asian="US" style:font-size-complex="14pt" style:language-complex="ar" style:country-complex="SA"/>
    </style:style>
    <style:style style:name="P8" style:family="paragraph" style:parent-style-name="Header">
      <style:paragraph-properties fo:text-align="end" style:justify-single-word="false"/>
      <style:text-properties fo:font-size="10pt" style:font-size-asian="10pt"/>
    </style:style>
    <style:style style:name="P9" style:family="paragraph" style:parent-style-name="Text_20_body">
      <style:paragraph-properties fo:line-height="5%"/>
      <style:text-properties fo:font-size="10pt" style:font-size-asian="10pt"/>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2"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3"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4"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5"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6" style:family="paragraph" style:parent-style-name="Default">
      <style:text-properties fo:font-size="14pt" fo:language="ru" fo:country="RU" officeooo:paragraph-rsid="00249418" style:font-size-asian="14pt" style:font-size-complex="14pt"/>
    </style:style>
    <style:style style:name="P17" style:family="paragraph" style:parent-style-name="Default">
      <style:text-properties fo:font-size="14pt" fo:language="ru" fo:country="RU" officeooo:rsid="0039b697" officeooo:paragraph-rsid="0039b697" style:font-size-asian="14pt" style:font-size-complex="14pt"/>
    </style:style>
    <style:style style:name="P18" style:family="paragraph" style:parent-style-name="Default">
      <style:text-properties fo:font-size="14pt" fo:language="uk" fo:country="UA" officeooo:paragraph-rsid="00249418"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20"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21"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2" style:family="paragraph" style:parent-style-name="Default">
      <style:text-properties fo:font-size="14pt" fo:language="uk" fo:country="UA" officeooo:paragraph-rsid="0040a7ec" style:font-size-asian="14pt" style:font-size-complex="14pt"/>
    </style:style>
    <style:style style:name="P23" style:family="paragraph" style:parent-style-name="Default">
      <style:paragraph-properties fo:line-height="150%"/>
      <style:text-properties fo:font-size="14pt" fo:language="uk" fo:country="UA" officeooo:paragraph-rsid="00583507" style:font-size-asian="14pt" style:font-size-complex="14pt"/>
    </style:style>
    <style:style style:name="P24"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5" style:family="paragraph" style:parent-style-name="Default">
      <style:text-properties fo:font-size="14pt" fo:language="uk" fo:country="UA" officeooo:paragraph-rsid="00583507" style:font-size-asian="14pt" style:font-size-complex="14pt"/>
    </style:style>
    <style:style style:name="P26"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7"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8"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9" style:family="paragraph" style:parent-style-name="Default">
      <style:paragraph-properties fo:text-align="center" style:justify-single-word="false"/>
      <style:text-properties fo:font-size="14pt" officeooo:paragraph-rsid="0040a7ec" style:font-size-asian="14pt" style:font-size-complex="14pt"/>
    </style:style>
    <style:style style:name="P30" style:family="paragraph" style:parent-style-name="Standard">
      <style:paragraph-properties fo:text-align="center" style:justify-single-word="false"/>
      <style:text-properties fo:font-size="14pt" officeooo:paragraph-rsid="0040a7ec" style:font-size-asian="14pt" style:font-size-complex="14pt"/>
    </style:style>
    <style:style style:name="P31"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2" style:family="paragraph" style:parent-style-name="Standard">
      <style:paragraph-properties fo:text-align="center" style:justify-single-word="false"/>
      <style:text-properties fo:font-size="14pt" officeooo:paragraph-rsid="00583507" style:font-size-asian="14pt" style:font-size-complex="14pt"/>
    </style:style>
    <style:style style:name="P33" style:family="paragraph" style:parent-style-name="Default">
      <style:paragraph-properties fo:text-align="end" style:justify-single-word="false"/>
      <style:text-properties fo:font-size="14pt" officeooo:paragraph-rsid="0040a7ec" style:font-size-asian="14pt" style:font-size-complex="14pt"/>
    </style:style>
    <style:style style:name="P34" style:family="paragraph" style:parent-style-name="Default">
      <style:text-properties fo:font-size="14pt" officeooo:paragraph-rsid="0040a7ec" style:font-size-asian="14pt" style:font-size-complex="14pt"/>
    </style:style>
    <style:style style:name="P35"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6" style:family="paragraph" style:parent-style-name="Standard">
      <style:paragraph-properties fo:text-align="justify" style:justify-single-word="false"/>
      <style:text-properties fo:font-size="14pt" officeooo:paragraph-rsid="00583507" style:font-size-asian="14pt" style:font-size-complex="14pt"/>
    </style:style>
    <style:style style:name="P37"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8" style:family="paragraph" style:parent-style-name="Default">
      <style:text-properties fo:font-size="14pt" fo:font-weight="bold" officeooo:paragraph-rsid="0040a7ec" style:font-size-asian="14pt" style:font-weight-asian="bold" style:font-size-complex="14pt" style:font-weight-complex="bold"/>
    </style:style>
    <style:style style:name="P39"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40"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1"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2" style:family="paragraph" style:parent-style-name="Default">
      <style:text-properties officeooo:paragraph-rsid="00249418"/>
    </style:style>
    <style:style style:name="P43" style:family="paragraph" style:parent-style-name="Default">
      <style:paragraph-properties fo:text-align="center" style:justify-single-word="false"/>
      <style:text-properties fo:color="#000000" loext:opacity="100%" officeooo:paragraph-rsid="00249418"/>
    </style:style>
    <style:style style:name="P44" style:family="paragraph" style:parent-style-name="Standard">
      <style:paragraph-properties fo:text-align="justify" style:justify-single-word="false"/>
      <style:text-properties fo:color="#000000" loext:opacity="100%" officeooo:paragraph-rsid="00583507"/>
    </style:style>
    <style:style style:name="P45"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6"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7"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8"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9"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50"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51" style:family="paragraph" style:parent-style-name="Default">
      <style:text-properties officeooo:paragraph-rsid="003c935a"/>
    </style:style>
    <style:style style:name="P52" style:family="paragraph" style:parent-style-name="Default">
      <style:text-properties officeooo:paragraph-rsid="0040a7ec"/>
    </style:style>
    <style:style style:name="P53" style:family="paragraph" style:parent-style-name="Default">
      <style:paragraph-properties fo:margin-left="3.9335in" fo:margin-right="0in" fo:text-indent="0in" style:auto-text-indent="false"/>
      <style:text-properties officeooo:paragraph-rsid="0040a7ec"/>
    </style:style>
    <style:style style:name="P54"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5" style:family="paragraph" style:parent-style-name="Default">
      <style:paragraph-properties fo:line-height="150%" fo:text-align="justify" style:justify-single-word="false"/>
      <style:text-properties officeooo:paragraph-rsid="00583507"/>
    </style:style>
    <style:style style:name="P56" style:family="paragraph" style:parent-style-name="Default">
      <style:paragraph-properties fo:line-height="150%" fo:text-align="justify" style:justify-single-word="false"/>
      <style:text-properties officeooo:paragraph-rsid="00647ecb"/>
    </style:style>
    <style:style style:name="P57"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3f394"/>
    </style:style>
    <style:style style:name="P58"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9" style:family="paragraph" style:parent-style-name="Default">
      <style:paragraph-properties fo:line-height="150%"/>
      <style:text-properties officeooo:paragraph-rsid="00583507"/>
    </style:style>
    <style:style style:name="P60"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officeooo:paragraph-rsid="007f5e88"/>
    </style:style>
    <style:style style:name="P61" style:family="paragraph" style:parent-style-name="Default">
      <style:text-properties officeooo:paragraph-rsid="006c2b49"/>
    </style:style>
    <style:style style:name="P62" style:family="paragraph" style:parent-style-name="Default">
      <style:text-properties officeooo:paragraph-rsid="006cab82"/>
    </style:style>
    <style:style style:name="P63"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64"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65"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66" style:family="paragraph" style:parent-style-name="Default">
      <style:paragraph-properties fo:margin-top="0in" fo:margin-bottom="0in" style:contextual-spacing="false" fo:text-align="center" style:justify-single-word="false" fo:orphans="2" fo:widows="2"/>
      <style:text-properties fo:color="#0070c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67"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68"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69"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70" style:family="paragraph" style:parent-style-name="List_20_Paragraph">
      <style:paragraph-properties fo:margin-left="0.6898in" fo:margin-right="0in" fo:text-indent="0in" style:auto-text-indent="false"/>
      <style:text-properties officeooo:paragraph-rsid="00761b25"/>
    </style:style>
    <style:style style:name="P71"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72" style:family="paragraph" style:parent-style-name="Standard">
      <style:paragraph-properties fo:text-align="justify" style:justify-single-word="false"/>
      <style:text-properties officeooo:paragraph-rsid="00583507"/>
    </style:style>
    <style:style style:name="P73" style:family="paragraph" style:parent-style-name="Standard">
      <style:paragraph-properties fo:text-align="justify" style:justify-single-word="false"/>
      <style:text-properties officeooo:paragraph-rsid="005b5490"/>
    </style:style>
    <style:style style:name="P74" style:family="paragraph" style:parent-style-name="Standard">
      <style:paragraph-properties fo:text-align="justify" style:justify-single-word="false"/>
      <style:text-properties officeooo:paragraph-rsid="00ac09c2"/>
    </style:style>
    <style:style style:name="P75" style:family="paragraph" style:parent-style-name="Text_20_body">
      <style:paragraph-properties fo:text-align="justify" style:justify-single-word="false"/>
      <style:text-properties officeooo:paragraph-rsid="010d8d32"/>
    </style:style>
    <style:style style:name="P76"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77"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78"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79"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80"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81" style:family="paragraph" style:parent-style-name="Default">
      <style:paragraph-properties fo:margin-left="3.9335in" fo:margin-right="0in" fo:text-indent="0in" style:auto-text-indent="false"/>
      <style:text-properties fo:font-size="8pt" fo:language="uk" fo:country="UA" officeooo:paragraph-rsid="00249418" style:font-size-asian="8pt" style:font-size-complex="8pt"/>
    </style:style>
    <style:style style:name="P82" style:family="paragraph" style:parent-style-name="Default">
      <style:paragraph-properties fo:margin-left="3.9335in" fo:margin-right="0in" fo:text-indent="0in" style:auto-text-indent="false"/>
      <style:text-properties fo:font-size="8pt" fo:language="uk" fo:country="UA" officeooo:paragraph-rsid="0040a7ec" style:font-size-asian="8pt" style:font-size-complex="8pt"/>
    </style:style>
    <style:style style:name="P83" style:family="paragraph" style:parent-style-name="Text_20_body">
      <style:paragraph-properties fo:text-align="justify" style:justify-single-word="false"/>
      <style:text-properties style:font-name="Times New Roman" fo:font-size="14pt" style:font-size-asian="14pt" style:font-size-complex="14pt"/>
    </style:style>
    <style:style style:name="P84"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85" style:family="paragraph" style:parent-style-name="Text_20_body">
      <style:paragraph-properties fo:text-align="justify" style:justify-single-word="false"/>
      <style:text-properties style:font-name="Times New Roman" fo:font-size="14pt" fo:language="uk" fo:country="UA" officeooo:paragraph-rsid="013692ad" style:font-size-asian="14pt" style:font-size-complex="14pt"/>
    </style:style>
    <style:style style:name="P86" style:family="paragraph" style:parent-style-name="Text_20_body">
      <style:paragraph-properties fo:text-align="justify" style:justify-single-word="false"/>
      <style:text-properties fo:language="uk" fo:country="UA" officeooo:paragraph-rsid="00b1ce99"/>
    </style:style>
    <style:style style:name="P87" style:family="paragraph" style:parent-style-name="Text_20_body">
      <style:paragraph-properties fo:text-align="justify" style:justify-single-word="false" fo:break-before="page"/>
      <style:text-properties fo:language="uk" fo:country="UA" officeooo:paragraph-rsid="00c8fc93"/>
    </style:style>
    <style:style style:name="P88" style:family="paragraph" style:parent-style-name="Text_20_body">
      <style:paragraph-properties fo:text-align="justify" style:justify-single-word="false"/>
      <style:text-properties fo:language="uk" fo:country="UA" officeooo:paragraph-rsid="00c8fc93"/>
    </style:style>
    <style:style style:name="P89"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90" style:family="paragraph" style:parent-style-name="Standard" style:master-page-name="Converted5">
      <style:paragraph-properties fo:text-align="center" style:justify-single-word="false" style:page-number="auto" fo:break-before="page"/>
    </style:style>
    <style:style style:name="P91"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92"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93"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94"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95"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96" style:family="paragraph" style:parent-style-name="Default" style:list-style-name="WWNum3">
      <style:paragraph-properties fo:margin-left="0in" fo:margin-right="0in" fo:line-height="150%" fo:text-indent="-0.25in" style:auto-text-indent="false"/>
      <style:text-properties officeooo:paragraph-rsid="00583507"/>
    </style:style>
    <style:style style:name="P97" style:family="paragraph" style:parent-style-name="Default" style:list-style-name="WWNum3">
      <style:paragraph-properties fo:margin-left="0.5in" fo:margin-right="0in" fo:line-height="150%" fo:text-indent="-0.5in" style:auto-text-indent="false"/>
      <style:text-properties officeooo:paragraph-rsid="00583507"/>
    </style:style>
    <style:style style:name="P98"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99"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00" style:family="paragraph" style:parent-style-name="Heading_20_1" style:list-style-name="L4">
      <style:paragraph-properties fo:text-align="center" style:justify-single-word="false" fo:break-before="page"/>
      <style:text-properties style:font-name="Times New Roman" fo:font-size="14pt" fo:language="uk" fo:country="UA" officeooo:paragraph-rsid="012fb3ef" style:font-size-asian="14pt" style:font-size-complex="14pt"/>
    </style:style>
    <style:style style:name="P101"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02" style:family="paragraph" style:parent-style-name="Text_20_body">
      <style:paragraph-properties fo:text-align="justify" style:justify-single-word="false"/>
      <style:text-properties style:font-name="Times New Roman" fo:font-size="14pt" fo:language="uk" fo:country="UA" officeooo:paragraph-rsid="010d8d32" style:font-size-asian="14pt" style:font-size-complex="14pt"/>
    </style:style>
    <style:style style:name="P103" style:family="paragraph" style:parent-style-name="Text_20_body" style:list-style-name="L3">
      <style:paragraph-properties fo:text-align="justify" style:justify-single-word="false"/>
      <style:text-properties style:font-name="Times New Roman" fo:font-size="14pt" fo:language="uk" fo:country="UA" officeooo:paragraph-rsid="010d8d32" style:font-size-asian="14pt" style:font-size-complex="14pt"/>
    </style:style>
    <style:style style:name="P104" style:family="paragraph" style:parent-style-name="Text_20_body">
      <style:paragraph-properties fo:text-align="start" style:justify-single-word="false"/>
      <style:text-properties style:font-name="Times New Roman" fo:font-size="14pt" fo:language="uk" fo:country="UA" officeooo:paragraph-rsid="012fb3ef" style:font-size-asian="14pt" style:font-size-complex="14pt"/>
    </style:style>
    <style:style style:name="P105" style:family="paragraph" style:parent-style-name="Text_20_body" style:list-style-name="L5">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06" style:family="paragraph" style:parent-style-name="Text_20_body">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07" style:family="paragraph" style:parent-style-name="Text_20_body" style:list-style-name="L6">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08" style:family="paragraph" style:parent-style-name="Text_20_body" style:list-style-name="L5">
      <style:paragraph-properties fo:text-align="start" style:justify-single-word="false"/>
      <style:text-properties style:font-name="Times New Roman" fo:font-size="14pt" fo:language="uk" fo:country="UA" officeooo:rsid="01364d34" officeooo:paragraph-rsid="01364d34" style:font-size-asian="14pt" style:font-size-complex="14pt"/>
    </style:style>
    <style:style style:name="P109" style:family="paragraph" style:parent-style-name="Text_20_body">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10" style:family="paragraph" style:parent-style-name="Text_20_body" style:list-style-name="L7">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11" style:family="paragraph" style:parent-style-name="Text_20_body" style:list-style-name="L2">
      <style:paragraph-properties fo:text-align="justify" style:justify-single-word="false"/>
      <style:text-properties fo:font-size="14pt" fo:language="uk" fo:country="UA" officeooo:paragraph-rsid="010d8d32" style:font-size-asian="14pt" style:font-size-complex="14pt"/>
    </style:style>
    <style:style style:name="P112" style:family="paragraph" style:parent-style-name="Text_20_body" style:list-style-name="L3">
      <style:paragraph-properties fo:text-align="justify" style:justify-single-word="false"/>
      <style:text-properties fo:font-size="14pt" fo:language="uk" fo:country="UA" officeooo:paragraph-rsid="010d8d32" style:font-size-asian="14pt" style:font-size-complex="14pt"/>
    </style:style>
    <style:style style:name="P113" style:family="paragraph" style:parent-style-name="Text_20_body" style:list-style-name="L5">
      <style:paragraph-properties fo:text-align="start" style:justify-single-word="false"/>
      <style:text-properties officeooo:paragraph-rsid="01401d9e"/>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fo:font-style="normal" officeooo:rsid="001bae47" style:font-size-asian="14pt" style:font-style-asian="normal" style:font-size-complex="14pt" style:font-style-complex="normal"/>
    </style:style>
    <style:style style:name="T4" style:family="text">
      <style:text-properties fo:font-size="14pt" fo:font-style="normal" fo:font-weight="bold" style:font-size-asian="14pt" style:font-style-asian="normal" style:font-weight-asian="bold" style:font-size-complex="14pt" style:font-style-complex="normal" style:font-weight-complex="bold"/>
    </style:style>
    <style:style style:name="T5" style:family="text">
      <style:text-properties fo:font-size="14pt" fo:language="uk" fo:country="UA" style:font-size-asian="14pt" style:font-size-complex="14pt"/>
    </style:style>
    <style:style style:name="T6" style:family="text">
      <style:text-properties fo:font-size="14pt" fo:language="uk" fo:country="UA" officeooo:rsid="00454f24" style:font-size-asian="14pt" style:font-size-complex="14pt"/>
    </style:style>
    <style:style style:name="T7" style:family="text">
      <style:text-properties fo:font-size="14pt" fo:language="uk" fo:country="UA" officeooo:rsid="006b4eb1" style:font-size-asian="14pt" style:font-size-complex="14pt"/>
    </style:style>
    <style:style style:name="T8" style:family="text">
      <style:text-properties fo:font-size="14pt" fo:language="uk" fo:country="UA" style:text-underline-style="solid" style:text-underline-width="auto" style:text-underline-color="font-color" style:font-size-asian="14pt" style:font-size-complex="14pt"/>
    </style:style>
    <style:style style:name="T9" style:family="text">
      <style:text-properties fo:font-size="14pt" fo:language="uk" fo:country="UA" fo:font-style="normal" officeooo:rsid="001bae47" style:font-size-asian="14pt" style:font-style-asian="normal" style:font-size-complex="14pt" style:font-style-complex="normal"/>
    </style:style>
    <style:style style:name="T10" style:family="text">
      <style:text-properties fo:font-size="14pt" fo:language="ru" fo:country="RU" style:font-size-asian="14pt" style:font-size-complex="14pt"/>
    </style:style>
    <style:style style:name="T11" style:family="text">
      <style:text-properties fo:font-size="14pt" fo:language="ru" fo:country="RU" fo:font-style="normal" officeooo:rsid="001bae47" style:font-size-asian="14pt" style:font-style-asian="normal" style:font-size-complex="14pt" style:font-style-complex="normal"/>
    </style:style>
    <style:style style:name="T12" style:family="text">
      <style:text-properties fo:font-size="14pt" fo:language="en" fo:country="US" fo:font-style="normal" officeooo:rsid="001bae47" style:font-size-asian="14pt" style:font-style-asian="normal" style:font-size-complex="14pt" style:font-style-complex="normal"/>
    </style:style>
    <style:style style:name="T13" style:family="text">
      <style:text-properties fo:color="#0070c0" loext:opacity="100%" fo:font-size="14pt" fo:language="uk" fo:country="UA" style:font-size-asian="14pt" style:font-size-complex="14pt"/>
    </style:style>
    <style:style style:name="T14" style:family="text">
      <style:text-properties fo:color="#0070c0" loext:opacity="100%" fo:font-size="14pt" fo:language="ru" fo:country="RU" style:font-size-asian="14pt" style:font-size-complex="14pt"/>
    </style:style>
    <style:style style:name="T15" style:family="text">
      <style:text-properties fo:font-size="8pt" fo:language="ru" fo:country="RU" style:font-size-asian="8pt" style:font-size-complex="8pt"/>
    </style:style>
    <style:style style:name="T16" style:family="text">
      <style:text-properties fo:font-size="8pt" style:font-size-asian="8pt" style:font-size-complex="8pt"/>
    </style:style>
    <style:style style:name="T17" style:family="text">
      <style:text-properties fo:color="#000000" loext:opacity="100%" fo:font-size="14pt" fo:language="uk" fo:country="UA" fo:font-weight="bold" style:font-size-asian="14pt" style:font-weight-asian="bold" style:font-size-complex="14pt"/>
    </style:style>
    <style:style style:name="T18" style:family="text">
      <style:text-properties fo:color="#000000" loext:opacity="100%" fo:font-size="14pt" fo:language="uk" fo:country="UA" style:font-size-asian="14pt" style:font-size-complex="14pt"/>
    </style:style>
    <style:style style:name="T19" style:family="text">
      <style:text-properties fo:color="#000000" loext:opacity="100%" fo:font-size="14pt" fo:language="uk" fo:country="UA" officeooo:rsid="002945be" style:font-size-asian="14pt" style:font-size-complex="14pt"/>
    </style:style>
    <style:style style:name="T20" style:family="text">
      <style:text-properties fo:color="#000000" loext:opacity="100%" fo:font-size="14pt" fo:language="uk" fo:country="UA" officeooo:rsid="0043ebeb" style:font-size-asian="14pt" style:font-size-complex="14pt"/>
    </style:style>
    <style:style style:name="T21" style:family="text">
      <style:text-properties fo:color="#000000" loext:opacity="100%" fo:font-size="14pt" fo:language="uk" fo:country="UA" officeooo:rsid="0053555f" style:font-size-asian="14pt" style:font-size-complex="14pt"/>
    </style:style>
    <style:style style:name="T22" style:family="text">
      <style:text-properties fo:color="#000000" loext:opacity="100%" fo:font-size="14pt" fo:language="uk" fo:country="UA" officeooo:rsid="00555453" style:font-size-asian="14pt" style:font-size-complex="14pt"/>
    </style:style>
    <style:style style:name="T23" style:family="text">
      <style:text-properties fo:color="#000000" loext:opacity="100%" fo:font-size="14pt" fo:language="uk" fo:country="UA" officeooo:rsid="0061d7ac" style:font-size-asian="14pt" style:font-size-complex="14pt"/>
    </style:style>
    <style:style style:name="T24" style:family="text">
      <style:text-properties fo:color="#000000" loext:opacity="100%" fo:font-size="14pt" fo:language="uk" fo:country="UA" officeooo:rsid="00628252" style:font-size-asian="14pt" style:font-size-complex="14pt"/>
    </style:style>
    <style:style style:name="T25" style:family="text">
      <style:text-properties fo:color="#000000" loext:opacity="100%" fo:font-size="14pt" fo:language="uk" fo:country="UA" officeooo:rsid="006bbf38" style:font-size-asian="14pt" style:font-size-complex="14pt"/>
    </style:style>
    <style:style style:name="T26"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27"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28" style:family="text">
      <style:text-properties fo:color="#000000" loext:opacity="100%" fo:font-size="14pt" fo:language="ru" fo:country="RU" fo:font-weight="bold" style:font-size-asian="14pt" style:font-weight-asian="bold" style:font-size-complex="14pt"/>
    </style:style>
    <style:style style:name="T29" style:family="text">
      <style:text-properties fo:color="#000000" loext:opacity="100%" fo:font-size="14pt" fo:language="ru" fo:country="RU" style:font-size-asian="14pt" style:font-size-complex="14pt"/>
    </style:style>
    <style:style style:name="T30" style:family="text">
      <style:text-properties fo:color="#000000" loext:opacity="100%" fo:font-size="14pt" fo:language="ru" fo:country="RU" style:text-underline-style="solid" style:text-underline-width="auto" style:text-underline-color="font-color" style:font-size-asian="14pt" style:font-size-complex="14pt"/>
    </style:style>
    <style:style style:name="T31" style:family="text">
      <style:text-properties fo:color="#000000" loext:opacity="100%" fo:font-size="14pt" fo:font-weight="bold" style:font-size-asian="14pt" style:font-weight-asian="bold" style:font-size-complex="14pt"/>
    </style:style>
    <style:style style:name="T32" style:family="text">
      <style:text-properties fo:color="#000000" loext:opacity="100%" fo:font-size="14pt" style:font-size-asian="14pt" style:font-size-complex="14pt"/>
    </style:style>
    <style:style style:name="T33" style:family="text">
      <style:text-properties fo:color="#000000" loext:opacity="100%" fo:language="ru" fo:country="RU"/>
    </style:style>
    <style:style style:name="T34"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35" style:family="text">
      <style:text-properties style:font-name="Times New Roman" fo:font-size="14pt" style:font-size-asian="14pt" style:font-size-complex="14pt"/>
    </style:style>
    <style:style style:name="T36" style:family="text">
      <style:text-properties style:font-name="Times New Roman" fo:font-size="14pt" officeooo:rsid="00af5b8b" style:font-size-asian="14pt" style:font-size-complex="14pt"/>
    </style:style>
    <style:style style:name="T37" style:family="text">
      <style:text-properties style:font-name="Times New Roman" fo:font-size="14pt" officeooo:rsid="00b25774" style:font-size-asian="14pt" style:font-size-complex="14pt"/>
    </style:style>
    <style:style style:name="T38" style:family="text">
      <style:text-properties style:font-name="Times New Roman" fo:font-size="14pt" fo:language="uk" fo:country="UA" style:font-size-asian="14pt" style:font-size-complex="14pt"/>
    </style:style>
    <style:style style:name="T39" style:family="text">
      <style:text-properties style:font-name="Times New Roman" fo:font-size="14pt" fo:language="uk" fo:country="UA" officeooo:rsid="013b4165" style:font-size-asian="14pt" style:font-size-complex="14pt"/>
    </style:style>
    <style:style style:name="T40" style:family="text">
      <style:text-properties style:font-name="Times New Roman" fo:font-size="14pt" fo:language="uk" fo:country="UA" officeooo:rsid="01401d9e" style:font-size-asian="14pt" style:font-size-complex="14pt"/>
    </style:style>
    <style:style style:name="T41" style:family="text">
      <style:text-properties style:font-name="Times New Roman" fo:font-size="14pt" fo:font-style="normal" fo:font-weight="normal" style:font-size-asian="14pt" style:font-style-asian="normal" style:font-weight-asian="normal" style:font-size-complex="14pt"/>
    </style:style>
    <style:style style:name="T42" style:family="text">
      <style:text-properties officeooo:rsid="01401d9e"/>
    </style:style>
    <style:style style:name="T43" style:family="text">
      <style:text-properties officeooo:rsid="0142b80f"/>
    </style:style>
    <style:style style:name="T44" style:family="text">
      <style:text-properties officeooo:rsid="01435f41"/>
    </style:style>
    <style:style style:name="T45" style:family="text">
      <style:text-properties officeooo:rsid="01444842"/>
    </style:style>
    <style:style style:name="T46" style:family="text">
      <style:text-properties officeooo:rsid="01448276"/>
    </style:style>
    <style:style style:name="T47" style:family="text">
      <style:text-properties officeooo:rsid="014f5394"/>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space-before="0.25in"/>
        <style:text-properties style:font-name="OpenSymbol1"/>
      </text:list-level-style-bullet>
      <text:list-level-style-bullet text:level="2" text:style-name="WW_5f_CharLFO1LVL2" loext:num-list-format="%2%" text:bullet-char="◦">
        <style:list-level-properties text:space-before="0.25in"/>
        <style:text-properties style:font-name="OpenSymbol1"/>
      </text:list-level-style-bullet>
      <text:list-level-style-bullet text:level="3" text:style-name="WW_5f_CharLFO1LVL3" loext:num-list-format="%3%" text:bullet-char="▪">
        <style:list-level-properties text:space-before="0.25in"/>
        <style:text-properties style:font-name="OpenSymbol1"/>
      </text:list-level-style-bullet>
      <text:list-level-style-bullet text:level="4" text:style-name="WW_5f_CharLFO1LVL4" loext:num-list-format="%4%" text:bullet-char="•">
        <style:list-level-properties text:space-before="0.25in"/>
        <style:text-properties style:font-name="OpenSymbol1"/>
      </text:list-level-style-bullet>
      <text:list-level-style-bullet text:level="5" text:style-name="WW_5f_CharLFO1LVL5" loext:num-list-format="%5%" text:bullet-char="◦">
        <style:list-level-properties text:space-before="0.25in"/>
        <style:text-properties style:font-name="OpenSymbol1"/>
      </text:list-level-style-bullet>
      <text:list-level-style-bullet text:level="6" text:style-name="WW_5f_CharLFO1LVL6" loext:num-list-format="%6%" text:bullet-char="▪">
        <style:list-level-properties text:space-before="0.25in"/>
        <style:text-properties style:font-name="OpenSymbol1"/>
      </text:list-level-style-bullet>
      <text:list-level-style-bullet text:level="7" text:style-name="WW_5f_CharLFO1LVL7" loext:num-list-format="%7%" text:bullet-char="•">
        <style:list-level-properties text:space-before="0.25in"/>
        <style:text-properties style:font-name="OpenSymbol1"/>
      </text:list-level-style-bullet>
      <text:list-level-style-bullet text:level="8" text:style-name="WW_5f_CharLFO1LVL8" loext:num-list-format="%8%" text:bullet-char="◦">
        <style:list-level-properties text:space-before="0.25in"/>
        <style:text-properties style:font-name="OpenSymbol1"/>
      </text:list-level-style-bullet>
      <text:list-level-style-bullet text:level="9" text:style-name="WW_5f_CharLFO1LVL9" loext:num-list-format="%9%" text:bullet-char="▪">
        <style:list-level-properties text:space-before="0.25in"/>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Міністерство освіти і науки України</text:p>
      <text:p text:style-name="P11"/>
      <text:p text:style-name="P13">Український державний університет науки і технологій</text:p>
      <text:p text:style-name="P13"/>
      <text:p text:style-name="P46">Факультет Комп’ютерні технології та системи</text:p>
      <text:p text:style-name="P43"><text:span text:style-name="T5">Кафедра</text:span><text:span text:style-name="T10"> Комп’ютерні інформаційні технології</text:span></text:p>
      <text:p text:style-name="P13"/>
      <text:p text:style-name="P13"/>
      <text:p text:style-name="P13"/>
      <text:p text:style-name="P77">Пояснювальна записка</text:p>
      <text:p text:style-name="P21">до кваліфікаційної роботи</text:p>
      <text:p text:style-name="P21">бакалавра</text:p>
      <text:p text:style-name="P14"/>
      <text:p text:style-name="P12"/>
      <text:p text:style-name="P51"><text:span text:style-name="T5">на тему: </text:span><text:span text:style-name="T10"><text:s/></text:span><text:span text:style-name="T29">«Розробка засобів підбору та перевірки коректності УДК-шифрів наукових робіт» </text:span></text:p>
      <text:p text:style-name="P42"><text:span text:style-name="T5">за освітньою програмою </text:span><text:span text:style-name="T17">12 </text:span><text:span text:style-name="T28">Інженерія програмного забезпечення</text:span><text:span text:style-name="T33"> </text:span></text:p>
      <text:p text:style-name="P42"><text:span text:style-name="T5">зі спеціальності: </text:span><text:span text:style-name="T17">121 Інженерія програмного забезпечення</text:span></text:p>
      <text:p text:style-name="P18"/>
      <text:p text:style-name="P18"/>
      <text:p text:style-name="P42"><text:span text:style-name="T5">Виконав: студент групи </text:span><text:span text:style-name="T18">ПЗ</text:span><text:span text:style-name="T19">1911</text:span><text:span text:style-name="T5">: <text:s text:c="24"/>___ <text:s text:c="3"/>____ <text:s text:c="2"/>/ Сафонов ДАНИЛО /</text:span></text:p>
      <text:p text:style-name="P79">(посада) <text:tab/>(підпис)</text:p>
      <text:p text:style-name="P16"/>
      <text:p text:style-name="P42"><text:span text:style-name="T10">Керівник: <text:tab/><text:tab/> <text:s text:c="46"/></text:span><text:span text:style-name="T5"><text:s text:c="3"/>___ <text:s text:c="3"/>____ </text:span><text:span text:style-name="T10">/</text:span><text:span text:style-name="T5">Олена </text:span><text:span text:style-name="T18">КУРОП`ЯТНИК/</text:span></text:p>
      <text:p text:style-name="P80">(посада) <text:tab/>(підпис)</text:p>
      <text:p text:style-name="P18"/>
      <text:p text:style-name="P42"><text:span text:style-name="T5">Нормоконтролер: <text:s/></text:span><text:span text:style-name="T10"><text:s text:c="47"/></text:span><text:span text:style-name="T5"><text:s text:c="3"/>___ <text:s text:c="3"/>____</text:span><text:span text:style-name="T10"> <text:s/>/ </text:span><text:span text:style-name="T18">Світлана ВОЛКОВА /</text:span></text:p>
      <text:p text:style-name="P79">(посада) <text:tab/>(підпис)</text:p>
      <text:p text:style-name="P16"/>
      <text:p text:style-name="P18">Консультанти:</text:p>
      <text:p text:style-name="P61"><text:span text:style-name="T5">Економічний розділ <text:s text:c="48"/>___ <text:s text:c="3"/>____</text:span><text:span text:style-name="T29"> </text:span><text:span text:style-name="T13">/ Микола ГНЕНИЙ /</text:span></text:p>
      <text:p text:style-name="P81">(посада) <text:tab/>(підпис)</text:p>
      <text:p text:style-name="P18"/>
      <text:p text:style-name="P26"><text:s text:c="69"/>Засвідчую, що у цій роботі немає запозичень з праць інших авторів </text:p>
      <text:p text:style-name="P26">без відповідних посилань.</text:p>
      <text:p text:style-name="P18"><text:s text:c="70"/>Студент <text:s text:c="3"/></text:p>
      <text:p text:style-name="P16"/>
      <text:p text:style-name="P17"/>
      <text:p text:style-name="P16"/>
      <text:p text:style-name="P16"/>
      <text:p text:style-name="P16"/>
      <text:p text:style-name="P2"><text:span text:style-name="Emphasis"><text:span text:style-name="T3">Дніпро – 2023 рік</text:span></text:span></text:p>
      <text:p text:style-name="P95">Ministry of Education and Science of Ukraine</text:p>
      <text:p text:style-name="P29"/>
      <text:p text:style-name="P29">Ukrainian State University of Science and Technologies</text:p>
      <text:p text:style-name="P19"/>
      <text:p text:style-name="P49">Faculty Computer technologies and systems</text:p>
      <text:p text:style-name="P49">Department Computer information technology</text:p>
      <text:p text:style-name="P29"/>
      <text:p text:style-name="P29"/>
      <text:p text:style-name="P29"/>
      <text:p text:style-name="P78">Explanatory Note</text:p>
      <text:p text:style-name="P29">to Master’s Thesis</text:p>
      <text:p text:style-name="P29">master</text:p>
      <text:p text:style-name="P33"/>
      <text:p text:style-name="P38"/>
      <text:p text:style-name="P52"><text:span text:style-name="T2">on the topic</text:span><text:span text:style-name="T5">: </text:span><text:span text:style-name="T2"><text:s/>«</text:span><text:span text:style-name="T18">Development of </text:span><text:span text:style-name="T21">tools</text:span><text:span text:style-name="T18"> </text:span><text:span text:style-name="T22">to </text:span><text:span text:style-name="T18">select and check the correctness of UDC codes of scientific works</text:span><text:span text:style-name="T32">» </text:span></text:p>
      <text:p text:style-name="P22"/>
      <text:p text:style-name="P52"><text:span text:style-name="T5">according to educational curriculum</text:span><text:span text:style-name="T18"> </text:span><text:span text:style-name="T17">12 </text:span><text:span text:style-name="T31">software engineering</text:span></text:p>
      <text:p text:style-name="P52"><text:span text:style-name="T5">in the Speciality: </text:span><text:span text:style-name="T17">121 </text:span><text:span text:style-name="T31">software engineering</text:span></text:p>
      <text:p text:style-name="P22"/>
      <text:p text:style-name="P22"/>
      <text:p text:style-name="P22"/>
      <text:p text:style-name="P22"/>
      <text:p text:style-name="P52"><text:span text:style-name="T2">Done by the student of the group </text:span><text:span text:style-name="T32">PZ</text:span><text:span text:style-name="T20">1911</text:span><text:span text:style-name="T5">: <text:s text:c="5"/></text:span><text:span text:style-name="T2"><text:s text:c="7"/></text:span><text:span text:style-name="T5"><text:s text:c="3"/>___ <text:s text:c="3"/>____ <text:s text:c="14"/>/ </text:span><text:span text:style-name="T6">Danylo Safonov /</text:span></text:p>
      <text:p text:style-name="P53"><text:span text:style-name="T16">(</text:span><text:span text:style-name="T15">посада</text:span><text:span text:style-name="T16">) <text:tab/>(</text:span><text:span text:style-name="T15">підпис</text:span><text:span text:style-name="T16">)</text:span></text:p>
      <text:p text:style-name="P34"/>
      <text:p text:style-name="P34"/>
      <text:p text:style-name="P52"><text:span text:style-name="T2">Scientific Supervisor: <text:s text:c="48"/></text:span><text:span text:style-name="T5">___ <text:s text:c="3"/>____</text:span><text:span text:style-name="T2"> <text:s text:c="9"/>/</text:span><text:span text:style-name="T5">Olena KUROPYATNYK/</text:span></text:p>
      <text:p text:style-name="P53"><text:span text:style-name="T16">(</text:span><text:span text:style-name="T15">посада</text:span><text:span text:style-name="T16">) <text:tab/>(</text:span><text:span text:style-name="T15">підпис</text:span><text:span text:style-name="T16">)</text:span></text:p>
      <text:p text:style-name="P22"/>
      <text:p text:style-name="P22"/>
      <text:p text:style-name="P52"><text:span text:style-name="T2">Normative controller: </text:span><text:span text:style-name="T5"><text:s text:c="48"/>___ <text:s text:c="3"/>____ <text:s text:c="11"/>/</text:span><text:span text:style-name="T2"> Svitlana VOLKOVA</text:span><text:span text:style-name="T5">/</text:span></text:p>
      <text:p text:style-name="P53"><text:span text:style-name="T16">(</text:span><text:span text:style-name="T15">посада</text:span><text:span text:style-name="T16">) <text:tab/>(</text:span><text:span text:style-name="T15">підпис</text:span><text:span text:style-name="T16">)</text:span></text:p>
      <text:p text:style-name="P34"/>
      <text:p text:style-name="P34"/>
      <text:p text:style-name="P52"><text:span text:style-name="T2">Supervisors</text:span><text:span text:style-name="T5">:</text:span></text:p>
      <text:p text:style-name="P62"><text:span text:style-name="T2">Economic part</text:span><text:span text:style-name="T5"> <text:s text:c="59"/>___ <text:s text:c="3"/>____ <text:s text:c="3"/></text:span><text:span text:style-name="T2"><text:s text:c="8"/></text:span><text:span text:style-name="T5"><text:s/>/</text:span><text:span text:style-name="T13"> Mykola GNENNIYN/</text:span></text:p>
      <text:p text:style-name="P82"><text:s text:c="2"/>(посада) <text:tab/>(підпис)</text:p>
      <text:p text:style-name="P22"/>
      <text:p text:style-name="P19"/>
      <text:p text:style-name="P22"/>
      <text:p text:style-name="P22"/>
      <text:p text:style-name="P30"/>
      <text:p text:style-name="P30"/>
      <text:p text:style-name="P30"/>
      <text:p text:style-name="P3"><text:span text:style-name="Emphasis"><text:span text:style-name="T12">Dnipro</text:span></text:span><text:span text:style-name="Emphasis"><text:span text:style-name="T3"> – 2023</text:span></text:span></text:p>
      <text:p text:style-name="P89">Міністерство освіти і науки України</text:p>
      <text:p text:style-name="P32">Український державний університет науки і технологій</text:p>
      <text:p text:style-name="P32"/>
      <text:p text:style-name="P72"><text:span text:style-name="T2">Факульте</text:span><text:span text:style-name="T32">т: Комп'ютерних технологій і систем </text:span></text:p>
      <text:p text:style-name="P50">Кафедра: Комп’ютерні інформаційні технології</text:p>
      <text:p text:style-name="P73"><text:span text:style-name="T2">Рівень вищ</text:span><text:span text:style-name="T32">ої освіти: </text:span><text:span text:style-name="T18">бакалавр</text:span></text:p>
      <text:p text:style-name="P44"><text:span text:style-name="T2">Освітня програма: </text:span><text:span text:style-name="T1">Інженерія програмного забезпечення</text:span></text:p>
      <text:p text:style-name="P50">Спеціальність: Інженерія програмного забезпечення</text:p>
      <text:p text:style-name="P64"/>
      <table:table table:name="Table1" table:style-name="Table1">
        <table:table-column table:style-name="Table1.A"/>
        <table:table-column table:style-name="Table1.B"/>
        <table:table-row table:style-name="Table1.1">
          <table:table-cell table:style-name="Table1.A1" office:value-type="string">
            <text:p text:style-name="P76"/>
          </table:table-cell>
          <table:table-cell table:style-name="Table1.A1" office:value-type="string">
            <text:p text:style-name="P54"><text:span text:style-name="T5">ЗАТВЕРДЖУЮ</text:span><text:span text:style-name="T10"> </text:span></text:p>
            <text:p text:style-name="P54"><text:span text:style-name="T10">Завідувач кафедри <text:s text:c="2"/>____</text:span><text:span text:style-name="T30">КІТ</text:span><text:span text:style-name="T14"> </text:span></text:p>
            <text:p text:style-name="P54"><text:span text:style-name="T10">_________ </text:span><text:span text:style-name="T18">Вадим ГОРЯЧКІН</text:span><text:span text:style-name="T29"> </text:span></text:p>
            <text:p text:style-name="P54"><text:span text:style-name="T18">________ <text:s/></text:span><text:span text:style-name="T24">07</text:span><text:span text:style-name="T18"> <text:s text:c="2"/>грудня <text:s text:c="2"/></text:span><text:span text:style-name="T29">20</text:span><text:span text:style-name="T18">2</text:span><text:span text:style-name="T23">2</text:span><text:span text:style-name="T29"> р</text:span><text:span text:style-name="T10">.</text:span></text:p>
            <text:p text:style-name="P76"/>
          </table:table-cell>
        </table:table-row>
      </table:table>
      <text:p text:style-name="P36"/>
      <text:p text:style-name="P15"/>
      <text:p text:style-name="P15"/>
      <text:p text:style-name="P27">ЗАВДАННЯ</text:p>
      <text:p text:style-name="P20"/>
      <text:p text:style-name="P56"><text:span text:style-name="T5">На кваліфікаційну роботу </text:span><text:span text:style-name="T2"><text:s/></text:span><text:span text:style-name="T5"><text:s/>____</text:span><text:span text:style-name="T18">Бакалавр</text:span><text:span text:style-name="T8">______</text:span></text:p>
      <text:p text:style-name="P55"><text:span text:style-name="T5">студенту Сафонов Данило Євгенович</text:span><text:span text:style-name="T8">______________________________</text:span></text:p>
      <text:p text:style-name="P23"/>
      <text:list xml:id="list309422699" text:style-name="WWNum3">
        <text:list-item>
          <text:p text:style-name="P96"><text:span text:style-name="T5">Тема дипломної роботи: </text:span><text:span text:style-name="T18">Розробка засобів підбору та перевірки коректності УДК-шифрів наукових робіт.</text:span></text:p>
        </text:list-item>
      </text:list>
      <text:p text:style-name="P59"><text:span text:style-name="T5">Керівник роботи: </text:span><text:span text:style-name="T18">Куроп'ятник Олена Сергіївна</text:span></text:p>
      <text:p text:style-name="P59"><text:span text:style-name="T5">затверджені наказом<text:tab/> </text:span><text:span text:style-name="T7">1209</text:span><text:span text:style-name="T13"> </text:span><text:span text:style-name="T18">ст від 0</text:span><text:span text:style-name="T25">7</text:span><text:span text:style-name="T18">.12. 2022 року</text:span><text:bookmark text:name="_GoBack"/></text:p>
      <text:p text:style-name="P23"/>
      <text:list xml:id="list182818991617659" text:continue-numbering="true" text:style-name="WWNum3">
        <text:list-item>
          <text:p text:style-name="P96"><text:span text:style-name="T5">Строк подання студентом роботи </text:span><text:span text:style-name="T13">___.___. 202_ року</text:span></text:p>
        </text:list-item>
      </text:list>
      <text:p text:style-name="P23"/>
      <text:list xml:id="list182819435187561" text:continue-numbering="true" text:style-name="WWNum3">
        <text:list-item>
          <text:p text:style-name="P96"><text:span text:style-name="T5">Вихідні дані до дипломної роботи: </text:span><text:span text:style-name="T13">_____________________________________.</text:span></text:p>
        </text:list-item>
      </text:list>
      <text:p text:style-name="P63"/>
      <text:list xml:id="list182819348203992" text:continue-numbering="true" text:style-name="WWNum3">
        <text:list-item>
          <text:p text:style-name="P93">Зміст пояснювальної записки (перелік питань до розробки):</text:p>
          <text:list>
            <text:list-item>
              <text:p text:style-name="P97"><text:span text:style-name="T2">Аналітична частина:</text:span><text:span text:style-name="T13"> ______________;</text:span></text:p>
            </text:list-item>
            <text:list-item>
              <text:p text:style-name="P97"><text:span text:style-name="T2">Основна частина:</text:span><text:span text:style-name="T13"> ________;</text:span></text:p>
            </text:list-item>
            <text:list-item>
              <text:p text:style-name="P97"><text:span text:style-name="T2">Економічна частина:</text:span><text:span text:style-name="T13"> __________;</text:span></text:p>
            </text:list-item>
          </text:list>
        </text:list-item>
        <text:list-item>
          <text:p text:style-name="P93">Перелік демонстраційного матеріалу:</text:p>
          <text:list>
            <text:list-item>
              <text:p text:style-name="P98">доповідь;</text:p>
            </text:list-item>
            <text:list-item>
              <text:p text:style-name="P98">презентація;</text:p>
            </text:list-item>
            <text:list-item>
              <text:p text:style-name="P98"><text:soft-page-break/>демонстраційне відео.</text:p>
            </text:list-item>
          </text:list>
        </text:list-item>
      </text:list>
      <text:p text:style-name="P24"/>
      <text:list xml:id="list182819685412439" text:continue-numbering="true" text:style-name="WWNum3">
        <text:list-item>
          <text:p text:style-name="P94">Консультанти:</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8">Розділ</text:p>
          </table:table-cell>
          <table:table-cell table:style-name="Table2.A1" office:value-type="string">
            <text:p text:style-name="P28">Консультант</text:p>
          </table:table-cell>
          <table:table-cell table:style-name="Table2.A1" office:value-type="string">
            <text:p text:style-name="P28">Завдання видав</text:p>
          </table:table-cell>
          <table:table-cell table:style-name="Table2.A1" office:value-type="string">
            <text:p text:style-name="P28">Завдання прийняв</text:p>
          </table:table-cell>
        </table:table-row>
        <table:table-row table:style-name="Table2.1">
          <table:table-cell table:style-name="Table2.A1" office:value-type="string">
            <text:p text:style-name="P28">Техніко-економічні розрахунки</text:p>
          </table:table-cell>
          <table:table-cell table:style-name="Table2.A1" office:value-type="string">
            <text:p text:style-name="P66">Микола ГНЕНИЙ</text:p>
          </table:table-cell>
          <table:table-cell table:style-name="Table2.A1" office:value-type="string">
            <text:p text:style-name="P47">Куроп'ятник Олена Сергіївна</text:p>
          </table:table-cell>
          <table:table-cell table:style-name="Table2.A1" office:value-type="string">
            <text:p text:style-name="P48">Сафонов Данило Євгенович</text:p>
          </table:table-cell>
        </table:table-row>
      </table:table>
      <text:p text:style-name="P25"/>
      <text:p text:style-name="P31">КАЛЕНДАРНИЙ ПЛАН</text:p>
      <text:p text:style-name="P3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0">№</text:p>
          </table:table-cell>
          <table:table-cell table:style-name="Table3.A1" office:value-type="string">
            <text:p text:style-name="P40">Назва етапів кваліфікаційної роботи</text:p>
          </table:table-cell>
          <table:table-cell table:style-name="Table3.A1" office:value-type="string">
            <text:p text:style-name="P41">Строк виконання етапів</text:p>
          </table:table-cell>
          <table:table-cell table:style-name="Table3.A1" office:value-type="string">
            <text:p text:style-name="P40">Примітка</text:p>
          </table:table-cell>
        </table:table-row>
        <table:table-row table:style-name="Table3.1">
          <table:table-cell table:style-name="Table3.A1" office:value-type="string">
            <text:p text:style-name="P40">1</text:p>
          </table:table-cell>
          <table:table-cell table:style-name="Table3.A1" office:value-type="string">
            <text:p text:style-name="P68">Вступ</text:p>
          </table:table-cell>
          <table:table-cell table:style-name="Table3.C2" office:value-type="string">
            <text:p text:style-name="P69">03.03.22 – 14.04.22</text:p>
          </table:table-cell>
          <table:table-cell table:style-name="Table3.A1" office:value-type="string">
            <text:p text:style-name="P67"/>
          </table:table-cell>
        </table:table-row>
        <table:table-row table:style-name="Table3.1">
          <table:table-cell table:style-name="Table3.A1" office:value-type="string">
            <text:p text:style-name="P40">2</text:p>
          </table:table-cell>
          <table:table-cell table:style-name="Table3.A1" office:value-type="string">
            <text:p text:style-name="P68">Аналіз сучасного стану дослідження проблеми за науковими літературними джерелами</text:p>
          </table:table-cell>
          <table:table-cell table:style-name="Table3.C3" office:value-type="string">
            <text:p text:style-name="P69">15.04.22 – 22.08.22</text:p>
          </table:table-cell>
          <table:table-cell table:style-name="Table3.A1" office:value-type="string">
            <text:p text:style-name="P67"/>
          </table:table-cell>
        </table:table-row>
        <table:table-row table:style-name="Table3.1">
          <table:table-cell table:style-name="Table3.A1" office:value-type="string">
            <text:p text:style-name="P40">3</text:p>
          </table:table-cell>
          <table:table-cell table:style-name="Table3.A1" office:value-type="string">
            <text:p text:style-name="P68">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69">23.08.22 – 18.10.22</text:p>
          </table:table-cell>
          <table:table-cell table:style-name="Table3.A1" office:value-type="string">
            <text:p text:style-name="P67"/>
          </table:table-cell>
        </table:table-row>
        <table:table-row table:style-name="Table3.1">
          <table:table-cell table:style-name="Table3.A1" office:value-type="string">
            <text:p text:style-name="P40">4</text:p>
          </table:table-cell>
          <table:table-cell table:style-name="Table3.A1" office:value-type="string">
            <text:p text:style-name="P68">Постановка задачі, технічне завдання</text:p>
          </table:table-cell>
          <table:table-cell table:style-name="Table3.C5" office:value-type="string">
            <text:p text:style-name="P69">19.10.22 – 20.10.22</text:p>
          </table:table-cell>
          <table:table-cell table:style-name="Table3.A1" office:value-type="string">
            <text:p text:style-name="P65">30%</text:p>
          </table:table-cell>
        </table:table-row>
        <table:table-row table:style-name="Table3.1">
          <table:table-cell table:style-name="Table3.A1" office:value-type="string">
            <text:p text:style-name="P40">5</text:p>
          </table:table-cell>
          <table:table-cell table:style-name="Table3.A1" office:value-type="string">
            <text:p text:style-name="P68">Техніко-економічні показники</text:p>
          </table:table-cell>
          <table:table-cell table:style-name="Table3.C6" office:value-type="string">
            <text:p text:style-name="P69">21.10.22 – 07.11.22</text:p>
          </table:table-cell>
          <table:table-cell table:style-name="Table3.A1" office:value-type="string">
            <text:p text:style-name="P67"/>
          </table:table-cell>
        </table:table-row>
        <table:table-row table:style-name="Table3.1">
          <table:table-cell table:style-name="Table3.A1" office:value-type="string">
            <text:p text:style-name="P40">6</text:p>
          </table:table-cell>
          <table:table-cell table:style-name="Table3.A1" office:value-type="string">
            <text:p text:style-name="P68">Розробка інструментальних засобів дослідження</text:p>
          </table:table-cell>
          <table:table-cell table:style-name="Table3.C7" office:value-type="string">
            <text:p text:style-name="P69">08.11.22 – 13.11.22</text:p>
          </table:table-cell>
          <table:table-cell table:style-name="Table3.A1" office:value-type="string">
            <text:p text:style-name="P67"/>
          </table:table-cell>
        </table:table-row>
        <table:table-row table:style-name="Table3.1">
          <table:table-cell table:style-name="Table3.A1" office:value-type="string">
            <text:p text:style-name="P40">7</text:p>
          </table:table-cell>
          <table:table-cell table:style-name="Table3.A1" office:value-type="string">
            <text:p text:style-name="P68">Виконання досліджень</text:p>
          </table:table-cell>
          <table:table-cell table:style-name="Table3.C8" office:value-type="string">
            <text:p text:style-name="P69">14.11.22 – 18.11.22</text:p>
          </table:table-cell>
          <table:table-cell table:style-name="Table3.A1" office:value-type="string">
            <text:p text:style-name="P65">60%</text:p>
          </table:table-cell>
        </table:table-row>
        <table:table-row table:style-name="Table3.1">
          <table:table-cell table:style-name="Table3.A1" office:value-type="string">
            <text:p text:style-name="P40">8</text:p>
          </table:table-cell>
          <table:table-cell table:style-name="Table3.A1" office:value-type="string">
            <text:p text:style-name="P68">Оформлення тез доповідей</text:p>
          </table:table-cell>
          <table:table-cell table:style-name="Table3.C9" office:value-type="string">
            <text:p text:style-name="P69">19.11.22 – 23.11.22</text:p>
          </table:table-cell>
          <table:table-cell table:style-name="Table3.A1" office:value-type="string">
            <text:p text:style-name="P67"/>
          </table:table-cell>
        </table:table-row>
        <table:table-row table:style-name="Table3.1">
          <table:table-cell table:style-name="Table3.A1" office:value-type="string">
            <text:p text:style-name="P40">9</text:p>
          </table:table-cell>
          <table:table-cell table:style-name="Table3.A1" office:value-type="string">
            <text:p text:style-name="P68">Оформлення статті у фаховий журнал</text:p>
          </table:table-cell>
          <table:table-cell table:style-name="Table3.C10" office:value-type="string">
            <text:p text:style-name="P69">24.11.22 – 28.11.22</text:p>
          </table:table-cell>
          <table:table-cell table:style-name="Table3.A1" office:value-type="string">
            <text:p text:style-name="P67"/>
          </table:table-cell>
        </table:table-row>
        <table:table-row table:style-name="Table3.1">
          <table:table-cell table:style-name="Table3.A1" office:value-type="string">
            <text:p text:style-name="P40">10</text:p>
          </table:table-cell>
          <table:table-cell table:style-name="Table3.A1" office:value-type="string">
            <text:p text:style-name="P68">Оформлення пояснювальної записки</text:p>
          </table:table-cell>
          <table:table-cell table:style-name="Table3.C11" office:value-type="string">
            <text:p text:style-name="P69">29.11.22 – 05.12.22</text:p>
          </table:table-cell>
          <table:table-cell table:style-name="Table3.A1" office:value-type="string">
            <text:p text:style-name="P67"/>
          </table:table-cell>
        </table:table-row>
        <table:table-row table:style-name="Table3.1">
          <table:table-cell table:style-name="Table3.A1" office:value-type="string">
            <text:p text:style-name="P40">11</text:p>
          </table:table-cell>
          <table:table-cell table:style-name="Table3.A1" office:value-type="string">
            <text:p text:style-name="P68">Розробка демонстраційних матеріалів</text:p>
          </table:table-cell>
          <table:table-cell table:style-name="Table3.C12" office:value-type="string">
            <text:p text:style-name="P69">02.09.22 – 15.09.22</text:p>
          </table:table-cell>
          <table:table-cell table:style-name="Table3.A1" office:value-type="string">
            <text:p text:style-name="P65">100%</text:p>
          </table:table-cell>
        </table:table-row>
        <table:table-row table:style-name="Table3.1">
          <table:table-cell table:style-name="Table3.A1" office:value-type="string">
            <text:p text:style-name="P40">12</text:p>
          </table:table-cell>
          <table:table-cell table:style-name="Table3.A1" office:value-type="string">
            <text:p text:style-name="P7">Подання кваліфікаційної роботи до кафедри</text:p>
          </table:table-cell>
          <table:table-cell table:style-name="Table3.A1" office:value-type="string">
            <text:p text:style-name="P65">23.12.22</text:p>
          </table:table-cell>
          <table:table-cell table:style-name="Table3.A1" office:value-type="string">
            <text:p text:style-name="P67"/>
          </table:table-cell>
        </table:table-row>
        <table:table-row table:style-name="Table3.1">
          <table:table-cell table:style-name="Table3.A1" office:value-type="string">
            <text:p text:style-name="P40">13</text:p>
          </table:table-cell>
          <table:table-cell table:style-name="Table3.A1" office:value-type="string">
            <text:p text:style-name="P7">Захист кваліфікаційної роботи на засіданні Екзаменаційної комісії</text:p>
          </table:table-cell>
          <table:table-cell table:style-name="Table3.A1" office:value-type="string">
            <text:p text:style-name="P65">27.12.22</text:p>
          </table:table-cell>
          <table:table-cell table:style-name="Table3.A1" office:value-type="string">
            <text:p text:style-name="P67"/>
          </table:table-cell>
        </table:table-row>
      </table:table>
      <text:p text:style-name="P35"/>
      <text:p text:style-name="P70"><text:span text:style-name="T2">Студент<text:tab/><text:tab/><text:tab/><text:tab/><text:tab/><text:tab/><text:tab/> ________ <text:s/></text:span><text:span text:style-name="T5">/Сафонов ДАНИЛО/</text:span><text:span text:style-name="T2"> </text:span></text:p>
      <text:p text:style-name="P37"/>
      <text:p text:style-name="P37"/>
      <text:p text:style-name="P71"><text:span text:style-name="Emphasis"><text:span text:style-name="T3">Керівник роботи <text:s/><text:tab/><text:tab/><text:tab/><text:tab/> _________<text:tab/></text:span></text:span><text:span text:style-name="Emphasis"><text:span text:style-name="T11">/</text:span></text:span><text:span text:style-name="Emphasis"><text:span text:style-name="T9">Олена </text:span></text:span><text:span text:style-name="Emphasis"><text:span text:style-name="T26">КУРОП`ЯТНИК/</text:span></text:span></text:p>
      <text:p text:style-name="P90"><text:bookmark-start text:name="__RefHeading___Toc1739_2640220185"/><text:span text:style-name="Emphasis"><text:span text:style-name="T4">РЕФЕРАТ</text:span></text:span><text:bookmark-end text:name="__RefHeading___Toc1739_2640220185"/></text:p>
      <text:p text:style-name="P57"><text:span text:style-name="Emphasis"><text:span text:style-name="T26">Пояснювальна записка до кваліфікаційної роботи магістра </text:span></text:span><text:span text:style-name="Emphasis"><text:span text:style-name="T34">176 с., 70 рис. , 8 табл., 5 додатки, 58 джерел.</text:span></text:span></text:p>
      <text:p text:style-name="P58"><text:span text:style-name="Emphasis"><text:span text:style-name="T27">Об’єкт розробки -</text:span></text:span></text:p>
      <text:p text:style-name="P45">Мета роботи -</text:p>
      <text:p text:style-name="P45">Методи дослідження:</text:p>
      <text:p text:style-name="P45">Ключові слова:</text:p>
      <text:p text:style-name="P91"><text:span text:style-name="Emphasis"><text:span text:style-name="T27">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10">ВСТУП<text:tab/>8</text:p>
        </text:index-body>
      </text:table-of-content>
      <text:p text:style-name="P60"><text:span text:style-name="Emphasis"><text:span text:style-name="T27"/></text:span></text:p>
      <text:p text:style-name="P39">ПЕРЕЛІК УМОВНИХ ПОЗНАЧЕНЬ, СИМВОЛІВ, ОДИНИЦЬ, СКОРОЧЕНЬ І ТЕРМІНІВ</text:p>
      <text:h text:style-name="P99" text:outline-level="1"><text:bookmark-start text:name="__RefHeading___Toc1909_2640220185"/>ВСТУП<text:bookmark-end text:name="__RefHeading___Toc1909_2640220185"/></text:h>
      <text:p text:style-name="P83">Проблема, яку розглядає дана робота - переклад та перевірка точності перекладу текстів (наукових робіт) з натуральної мови на формальну (УДК шифр).</text:p>
      <text:p text:style-name="P83">Перевірка може бути виконана у два кроки:</text:p>
      <text:list xml:id="list2350088323" text:style-name="L1">
        <text:list-item>
          <text:p text:style-name="P101">Переклад</text:p>
        </text:list-item>
        <text:list-item>
          <text:p text:style-name="P101">Порівняння наданого шифру із перекладом.</text:p>
        </text:list-item>
      </text:list>
      <text:p text:style-name="P83">Переклад у свою чергу вимагає попереднього стискання вихідного тексту для виключення надмірностей. Через розміри та семантику УДК шифрів стисненний результата має представляти собою дуже короткий (декілька речень текст), який перераховує теми оригінального тексту та їх співвідношення.</text:p>
      <text:p text:style-name="P83"><text:line-break/></text:p>
      <text:h text:style-name="P99" text:outline-level="1">АНАЛІЗ ПРОБЛЕМИ</text:h>
      <text:p text:style-name="P86"><text:span text:style-name="T35">Мета роботи - розробити ПЗ для підбору та перевірки коректності УДК-шифрів (далі - шифр) наукових робіт </text:span><text:span text:style-name="T36">(далі — робота)</text:span><text:span text:style-name="T35">. Під підбором розуміється наступний функціонал - на вході маємо текст роботи, на виході - список класів та підкласів </text:span><text:span text:style-name="T37">УДК (далі - класів)</text:span><text:span text:style-name="T35">, до яких ця робота належить. Перевірка - на вході маємо текст роботи та шифр, на виході - згенерований шифр та оцінку схожості наданого та згенерованого шифрів, яким саме чином ця оцінка буде отримана, та як вона буде виглядати розглянемо в наступних розділах.</text:span></text:p>
      <text:p text:style-name="P84">Програму можна узагальнити до такої специфікації - на вході маємо текст роботи та опціонально шифр, на виході маємо список класів та, якщо був наданий шифр, порівняльну оцінку зі згенерованими класами.</text:p>
      <text:p text:style-name="P85">Через те що наукові роботи можуть бути доступні у різноманітних форматах, варто уточнити що ПЗ буде приймати їх у форматі plain-text на англійській мові.</text:p>
      <text:p text:style-name="P75"><text:span text:style-name="T38">Цю проблему можна розглядати як проблему класифікації - маємо безліч об'єктів (множину), які </text:span><text:span text:style-name="T41">певним</text:span><text:span text:style-name="T38"> чином розподілені на класи (підмножини). Задача класифікації - різновид машинного навчання (англ. machine learning, далі — ML). </text:span><text:span text:style-name="Шрифт_20_абзацу_20_за_20_промовчанням"><text:span text:style-name="T38">Розрізняють два типи навчання:</text:span></text:span></text:p>
      <text:list xml:id="list2708587936" text:style-name="L2">
        <text:list-item>
          <text:p text:style-name="P111">Навчання з учителем (англ. supervised learning) - комп'ютеру надається набір даних (data set), в якому даним вже надано бажаний результат - саме за ним комп'ютер і буде навчатись.</text:p>
        </text:list-item>
        <text:list-item>
          <text:p text:style-name="P111">Навчання без учителя (англ. unsupervised learning) - набір даних, наданий комп'ютеру, ніяк не помічається - комп'ютер сам має розбити дані на деякі групи (clustering).</text:p>
        </text:list-item>
      </text:list>
      <text:p text:style-name="P102">Класи заздалегідь відомі, тож навчання без учителя, в нашому випадку, не підходить. Крім того можна використати існуючи класифіковані роботи, як набір даних для навчання. Але отримання достатнього набору даних вимагає великих зусиль - потрібно отримати декілька робіт для кожного класу та підкласу та їх різних комбінацій. Тож пропонується простіший алгоритм:</text:p>
      <text:list xml:id="list2832229440" text:style-name="L3">
        <text:list-item>
          <text:p text:style-name="P103">Витягнемо з тексту роботи ключові слові</text:p>
        </text:list-item>
        <text:list-item>
          <text:p text:style-name="P112">Порівнюємо ключові слова із термінами та поняттями у каталозі УДК</text:p>
        </text:list-item>
      </text:list>
      <text:p text:style-name="P75"><text:span text:style-name="T5">Останній шаг є дещо проблематичним через те що доступ до офіційного каталогу здійснюється на платній основі - такий варіант не підходить для </text:span><text:soft-page-break/><text:span text:style-name="T5">нашого випадку. Але існують безкоштовні та/або відкриті каталоги, які можна використати замість платної версії. Авжеж вони мають свої недоліки, наприклад: менша частота оновлень, менший корпус інформації, тощо. Не дивлячись на ці недоліки вони є достатнім ресурсом для початкової версії ПЗ. Також за бажанням ПЗ може бути відредагованим у майбутньому щоб використовувати платну версію.</text:span></text:p>
      <text:list xml:id="list168040135" text:style-name="L4">
        <text:list-header>
          <text:h text:style-name="P100" text:outline-level="1">ВИБІР БІБЛІОТЕКИ</text:h>
        </text:list-header>
      </text:list>
      <text:p text:style-name="P104">Для реалізації даного ПЗ було обрано мову Python як найпопулярнішу в даному напрямі. По-перше нам потрібна бібліотека, яка б витягла ключові слова, маємо наступний вибір:</text:p>
      <text:list xml:id="list2397315256" text:style-name="L5">
        <text:list-item>
          <text:p text:style-name="P113"><text:span text:style-name="T39">RAKE </text:span><text:span text:style-name="T40">(</text:span><text:span text:style-name="T2">Rapid Automatic Keyword Extraction</text:span><text:span text:style-name="T40">)</text:span></text:p>
        </text:list-item>
        <text:list-item>
          <text:p text:style-name="P105">YAKE <text:span text:style-name="T43">(Yet Another Keyword Extract</text:span><text:span text:style-name="T44">or</text:span><text:span text:style-name="T43">)</text:span></text:p>
        </text:list-item>
        <text:list-item>
          <text:p text:style-name="P108"><text:span text:style-name="T47">S</text:span>paCy</text:p>
        </text:list-item>
        <text:list-item>
          <text:p text:style-name="P105">NLTK <text:span text:style-name="T46">(Natural Language Toolkit)</text:span></text:p>
        </text:list-item>
        <text:list-item>
          <text:p text:style-name="P105">TextBlob</text:p>
        </text:list-item>
        <text:list-item>
          <text:p text:style-name="P105">Gensim</text:p>
        </text:list-item>
      </text:list>
      <text:p text:style-name="P106">YAKE потребує тренування на конкретному наборі даних - не підходить для нашого випадку з тієї самої причини що й класифікація.</text:p>
      <text:p text:style-name="P106">TextBlob є високорівневою обгорткою над NLTK, тому їх доцільно розглядати разом. Це бібліотеки загального призначення, але їх можна відкинути з наступних причин:</text:p>
      <text:list xml:id="list547365774" text:style-name="L6">
        <text:list-item>
          <text:p text:style-name="P107">вони програють SpaCy за швидкістю</text:p>
        </text:list-item>
        <text:list-item>
          <text:p text:style-name="P107">SpaCy має кращі моделі</text:p>
        </text:list-item>
        <text:list-item>
          <text:p text:style-name="P107">SpaCy має більш просунуті функції</text:p>
        </text:list-item>
      </text:list>
      <text:p text:style-name="P106">Хоча SpaCy не має готового алгоритму витягування ключових слів, його дуже легко реалізувати.</text:p>
      <text:p text:style-name="P109">RAKE використовує відносно простий алгоритм витягування ключових слів - він може працювати гірше із складними науковими текстами.</text:p>
      <text:p text:style-name="P109">Gensim не має деяких важливих алгоритмів для реалізації витягування ключових слів, а ті які є в цій бібліотеці були розроблені, в першу чергу, для інших цілей і не є оптимальними для нашої задачі. З цього виходить що SpaCy є найкращим вибором:</text:p>
      <text:list xml:id="list444689295" text:style-name="L7">
        <text:list-item>
          <text:p text:style-name="P110">має весь потрібний функціонал</text:p>
        </text:list-item>
        <text:list-item>
          <text:p text:style-name="P110">має моделі</text:p>
        </text:list-item>
        <text:list-item>
          <text:p text:style-name="P110">швидше за інші бібліотеки</text:p>
        </text:list-item>
      </text:list>
      <text:p text:style-name="P87"><text:a xlink:type="simple" xlink:href="https://en.wikipedia.org/wiki/Universal_Decimal_Classification" text:style-name="Internet_20_link" text:visited-style-name="Visited_20_Internet_20_Link"><text:span text:style-name="T35">https://en.wikipedia.org/wiki/Universal_Decimal_Classification</text:span></text:a><text:span text:style-name="T35"><text:line-break/></text:span><text:a xlink:type="simple" xlink:href="https://en.wikipedia.org/wiki/Multiclass_classification" text:style-name="Internet_20_link" text:visited-style-name="Visited_20_Internet_20_Link"><text:span text:style-name="T35">https://en.wikipedia.org/wiki/Multiclass_classification</text:span></text:a></text:p>
      <text:p text:style-name="P88"><text:a xlink:type="simple" xlink:href="https://en.wikipedia.org/wiki/Statistical_classification" text:style-name="Internet_20_link" text:visited-style-name="Visited_20_Internet_20_Link"><text:span text:style-name="T35">https://en.wikipedia.org/wiki/Statistical_classification</text:span></text:a></text:p>
      <text:p text:style-name="P84"><text:a xlink:type="simple" xlink:href="https://en.wikipedia.org/wiki/Machine_learning" text:style-name="Internet_20_link" text:visited-style-name="Visited_20_Internet_20_Link">https://en.wikipedia.org/wiki/Machine_learning</text:a></text:p>
      <text:p text:style-name="P74"><text:bookmark text:name="CITEREFMohamed2005"/><text:span text:style-name="Citation"><text:span text:style-name="T38">Mohamed, Aly (2005). "Survey on multiclass classification methods" Technical Report, Caltech.</text:span></text:span></text:p>
      <text:p text:style-name="P74"><text:span text:style-name="Citation"><text:span text:style-name="T38"/></text:span></text:p>
      <text:p text:style-name="P84"><text:a xlink:type="simple" xlink:href="https://ru.wikipedia.org/wiki/Классификатор" text:style-name="Internet_20_link" text:visited-style-name="Visited_20_Internet_20_Link">https://ru.wikipedia.org/wiki/%D0%9A%D0%BB%D0%B0%D1%81%D1%81%D0%B8%D1%84%D0%B8%D0%BA%D0%B0%D1%82%D0%BE%D1%80</text:a></text:p>
      <text:p text:style-name="P84">https://udcsummary.info/php/index.php</text:p>
      <text:p text:style-name="P84"><text:a xlink:type="simple" xlink:href="https://udcdata.info/" text:style-name="Internet_20_link" text:visited-style-name="Visited_20_Internet_20_Link">https://udcdata.info/</text:a></text:p>
      <text:p text:style-name="P84"><text:a xlink:type="simple" xlink:href="https://en.wikipedia.org/wiki/Keyword_extraction" text:style-name="Internet_20_link" text:visited-style-name="Visited_20_Internet_20_Link">https://en.wikipedia.org/wiki/Keyword_extraction</text:a></text:p>
      <text:p text:style-name="P84"><text:a xlink:type="simple" xlink:href="https://en.wikipedia.org/wiki/Natural_language_processing" text:style-name="Internet_20_link" text:visited-style-name="Visited_20_Internet_20_Link">https://en.wikipedia.org/wiki/Natural_language_processing</text:a></text:p>
      <text:p text:style-name="P84"><text:a xlink:type="simple" xlink:href="https://en.wikipedia.org/wiki/Stop_word" text:style-name="Internet_20_link" text:visited-style-name="Visited_20_Internet_20_Link">https://en.wikipedia.org/wiki/Stop_word</text:a></text:p>
      <text:p text:style-name="P84"><text:a xlink:type="simple" xlink:href="https://en.wikipedia.org/wiki/Stemming" text:style-name="Internet_20_link" text:visited-style-name="Visited_20_Internet_20_Link">https://en.wikipedia.org/wiki/Stemming</text:a></text:p>
      <text:p text:style-name="P84"><text:a xlink:type="simple" xlink:href="https://en.wikipedia.org/wiki/Part-of-speech_tagging" text:style-name="Internet_20_link" text:visited-style-name="Visited_20_Internet_20_Link">https://en.wikipedia.org/wiki/Part-of-speech_tagging</text:a></text:p>
      <text:p text:style-name="P84"><text:a xlink:type="simple" xlink:href="https://en.wikipedia.org/wiki/Named-entity_recognition" text:style-name="Internet_20_link" text:visited-style-name="Visited_20_Internet_20_Link">https://en.wikipedia.org/wiki/Named-entity_recognition</text:a></text:p>
      <text:p text:style-name="P84"><text:a xlink:type="simple" xlink:href="https://www.nltk.org/" text:style-name="Internet_20_link" text:visited-style-name="Visited_20_Internet_20_Link">https://www.nltk.org/</text:a></text:p>
      <text:p text:style-name="P84"><text:a xlink:type="simple" xlink:href="https://spacy.io/" text:style-name="Internet_20_link" text:visited-style-name="Visited_20_Internet_20_Link">https://spacy.io/</text:a></text:p>
      <text:p text:style-name="P84"><text:a xlink:type="simple" xlink:href="https://textblob.readthedocs.io/en/dev/" text:style-name="Internet_20_link" text:visited-style-name="Visited_20_Internet_20_Link">https://textblob.readthedocs.io/en/dev/</text:a></text:p>
      <text:p text:style-name="P84"><text:a xlink:type="simple" xlink:href="https://pypi.org/project/rake-nltk/" text:style-name="Internet_20_link" text:visited-style-name="Visited_20_Internet_20_Link">https://pypi.org/project/rake-nltk/</text:a></text:p>
      <text:p text:style-name="P84"><text:a xlink:type="simple" xlink:href="https://pypi.org/project/yake/" text:style-name="Internet_20_link" text:visited-style-name="Visited_20_Internet_20_Link">https://pypi.org/project/yake/</text:a></text:p>
      <text:p text:style-name="P84">https://pypi.org/project/gensi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Шрифт_20_абзацу_20_за_20_промовчанням" style:display-name="Шрифт абзацу за промовчанням"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6" draw:style-name="Mdp1">
      <style:header>
        <text:p text:style-name="MP4"><text:page-number text:select-page="current">12</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2-19T18:20:01.088870802</dc:date>
    <meta:editing-duration>PT12H39M19S</meta:editing-duration>
    <meta:editing-cycles>318</meta:editing-cycles>
    <meta:generator>LibreOffice/7.3.7.2$Linux_X86_64 LibreOffice_project/30$Build-2</meta:generator>
    <meta:document-statistic meta:table-count="3" meta:image-count="0" meta:object-count="0" meta:page-count="12" meta:paragraph-count="196" meta:word-count="1185" meta:character-count="9815" meta:non-whitespace-character-count="8233"/>
  </office:meta>
</office:document-meta>
</file>